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6cm" fo:min-width="3.334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5cm" fo:min-width="4.5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cm" fo:min-width="4.5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01cm" fo:min-width="4.876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126cm" fo:min-width="2.876cm" fo:padding-top="0.142cm" fo:padding-bottom="0.142cm" fo:padding-left="0.267cm" fo:padding-right="0.267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5cm" fo:min-width="3.25cm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5cm" fo:min-width="3.75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5cm" fo:min-width="4cm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3cm" fo:min-width="8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Стили_20_стрелок_20_1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Стили_20_стрелок_20_2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Стили_20_стрелок_20_3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Стили_20_стрелок_20_4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Стили_20_стрелок_20_5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6" style:family="graphic" style:parent-style-name="objectwithoutfill">
      <style:graphic-properties svg:stroke-width="0.035cm" svg:stroke-color="#000000" draw:marker-start-width="0.252cm" draw:marker-end="Стили_20_стрелок_20_6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svg:stroke-width="0.035cm" svg:stroke-color="#000000" draw:marker-start-width="0.252cm" draw:marker-end="Стили_20_стрелок_20_7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svg:stroke-width="0.035cm" svg:stroke-color="#000000" draw:marker-start-width="0.252cm" draw:marker-end="Стили_20_стрелок_20_8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0" style:family="graphic" style:parent-style-name="objectwithoutfill">
      <style:graphic-properties svg:stroke-width="0.035cm" svg:stroke-color="#000000" draw:marker-start-width="0.252cm" draw:marker-end="Стили_20_стрелок_20_9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35cm" svg:stroke-color="#000000" draw:marker-start-width="0.252cm" draw:marker-end="Стили_20_стрелок_20_10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2" style:family="graphic" style:parent-style-name="objectwithoutfill">
      <style:graphic-properties svg:stroke-width="0.035cm" svg:stroke-color="#000000" draw:marker-start-width="0.252cm" draw:marker-end="Стили_20_стрелок_20_11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22cm" fo:min-width="3.3cm" fo:padding-top="0.142cm" fo:padding-bottom="0.142cm" fo:padding-left="0.267cm" fo:padding-right="0.267cm" loext:decorative="false"/>
      <style:paragraph-properties style:writing-mode="lr-tb"/>
    </style:style>
    <style:style style:name="gr24" style:family="graphic" style:parent-style-name="objectwithoutfill">
      <style:graphic-properties svg:stroke-width="0.035cm" svg:stroke-color="#000000" draw:marker-start-width="0.252cm" draw:marker-end="Стили_20_стрелок_20_12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.25cm" svg:height="1cm" svg:x="8.875cm" svg:y="1.25cm">
          <text:p text:style-name="P1">Provide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5cm" svg:height="2cm" svg:x="8.5cm" svg:y="2.85cm">
          <text:p text:style-name="P1">z_begin = new double[Nin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5cm" svg:height="2cm" svg:x="8.5cm" svg:y="5.5cm">
          <text:p text:style-name="P1">z_end = new double[Nin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5cm" svg:height="2.25cm" svg:x="8.5cm" svg:y="8.2cm">
          <text:p text:style-name="P1">time = 0</text:p>
          <text:p text:style-name="P3">timeServe = 0</text:p>
          <text:p text:style-name="P3">Nserve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9cm" svg:height="1.25cm" svg:x="6.5cm" svg:y="11.05cm">
          <text:p text:style-name="P1">i = 0, i &lt; Nin, i++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2" xml:id="id6" draw:id="id6" draw:layer="layout" svg:width="6.75cm" svg:height="2.75cm" svg:x="7.625cm" svg:y="12.9cm">
          <text:p text:style-name="P1">z_arrivve[i] &lt; tim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10" draw:id="id10" draw:layer="layout" svg:width="7.5cm" svg:height="3cm" svg:x="7.25cm" svg:y="18.6cm">
          <text:p text:style-name="P1">timeServe &lt; modelTim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7" draw:id="id7" draw:layer="layout" svg:width="4.25cm" svg:height="1.5cm" svg:x="4cm" svg:y="15.75cm">
          <text:p text:style-name="P1">timeServe =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8" draw:id="id8" draw:layer="layout" svg:width="4.5cm" svg:height="1.5cm" svg:x="13.5cm" svg:y="15.75cm">
          <text:p text:style-name="P1">timeServe = z_arrive[i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11" draw:id="id11" draw:layer="layout" svg:width="8.5cm" svg:height="3.25cm" svg:x="2cm" svg:y="22cm">
          <text:p text:style-name="P1">z_begin[i] = timeServe</text:p>
          <text:p text:style-name="P1">time = timeServe + z_serve[i]</text:p>
          <text:p text:style-name="P1">z_end[i] = time;</text:p>
          <text:p text:style-name="P1">Nserve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12" draw:id="id12" draw:layer="layout" svg:width="4cm" svg:height="1cm" svg:x="13.25cm" svg:y="21.95cm">
          <text:p text:style-name="P1">brea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11cm" svg:y1="2.25cm" svg:x2="11cm" svg:y2="2.85cm" draw:start-shape="id1" draw:start-glue-point="6" draw:end-shape="id2" draw:end-glue-point="4" svg:d="M11000 2250v600" svg:viewBox="0 0 1 601">
          <text:p/>
        </draw:connector>
        <draw:connector draw:style-name="gr12" draw:text-style-name="P2" draw:layer="layout" svg:x1="11cm" svg:y1="4.85cm" svg:x2="11cm" svg:y2="5.5cm" draw:start-shape="id2" draw:start-glue-point="6" draw:end-shape="id3" draw:end-glue-point="4" svg:d="M11000 4850v650" svg:viewBox="0 0 1 651">
          <text:p/>
        </draw:connector>
        <draw:connector draw:style-name="gr13" draw:text-style-name="P2" draw:layer="layout" svg:x1="11cm" svg:y1="7.5cm" svg:x2="11cm" svg:y2="8.2cm" draw:start-shape="id3" draw:start-glue-point="6" draw:end-shape="id4" draw:end-glue-point="4" svg:d="M11000 7500v700" svg:viewBox="0 0 1 701">
          <text:p/>
        </draw:connector>
        <draw:connector draw:style-name="gr14" draw:text-style-name="P2" draw:layer="layout" svg:x1="11cm" svg:y1="10.45cm" svg:x2="11cm" svg:y2="11.05cm" draw:start-shape="id4" draw:start-glue-point="6" draw:end-shape="id5" draw:end-glue-point="4" svg:d="M11000 10450v600" svg:viewBox="0 0 1 601">
          <text:p/>
        </draw:connector>
        <draw:connector draw:style-name="gr15" draw:text-style-name="P2" draw:layer="layout" svg:x1="7.625cm" svg:y1="14.275cm" svg:x2="6.125cm" svg:y2="15.75cm" draw:start-shape="id6" draw:start-glue-point="5" draw:end-shape="id7" draw:end-glue-point="4" svg:d="M7625 14275h-1500v1475" svg:viewBox="0 0 1501 1476">
          <text:p/>
        </draw:connector>
        <draw:connector draw:style-name="gr16" draw:text-style-name="P2" draw:layer="layout" svg:x1="14.375cm" svg:y1="14.275cm" svg:x2="15.75cm" svg:y2="15.75cm" draw:start-shape="id6" draw:start-glue-point="7" draw:end-shape="id8" draw:end-glue-point="4" svg:d="M14375 14275h1375v1475" svg:viewBox="0 0 1376 1476">
          <text:p/>
        </draw:connector>
        <draw:connector draw:style-name="gr17" draw:text-style-name="P2" xml:id="id9" draw:id="id9" draw:layer="layout" svg:x1="6.125cm" svg:y1="17.25cm" svg:x2="15.75cm" svg:y2="17.25cm" draw:start-shape="id7" draw:start-glue-point="6" draw:end-shape="id8" draw:end-glue-point="6" svg:d="M6125 17250v519h9625v-519" svg:viewBox="0 0 9626 520">
          <text:p/>
        </draw:connector>
        <draw:connector draw:style-name="gr18" draw:text-style-name="P2" draw:layer="layout" draw:line-skew="-0.426cm" svg:x1="10.937cm" svg:y1="17.769cm" svg:x2="11cm" svg:y2="18.6cm" draw:start-shape="id9" draw:start-glue-point="0" draw:end-shape="id10" draw:end-glue-point="4" svg:d="M10937 17769v-10h63v841" svg:viewBox="0 0 64 842">
          <text:p/>
        </draw:connector>
        <draw:connector draw:style-name="gr19" draw:text-style-name="P2" draw:layer="layout" svg:x1="11cm" svg:y1="12.3cm" svg:x2="11cm" svg:y2="12.9cm" draw:start-shape="id5" draw:start-glue-point="6" draw:end-shape="id6" draw:end-glue-point="4" svg:d="M11000 12300v600" svg:viewBox="0 0 1 601">
          <text:p/>
        </draw:connector>
        <draw:connector draw:style-name="gr20" draw:text-style-name="P2" draw:layer="layout" svg:x1="7.25cm" svg:y1="20.1cm" svg:x2="6.25cm" svg:y2="22cm" draw:start-shape="id10" draw:start-glue-point="5" draw:end-shape="id11" draw:end-glue-point="4" svg:d="M7250 20100h-1000v1900" svg:viewBox="0 0 1001 1901">
          <text:p/>
        </draw:connector>
        <draw:connector draw:style-name="gr21" draw:text-style-name="P2" draw:layer="layout" svg:x1="14.75cm" svg:y1="20.1cm" svg:x2="15.25cm" svg:y2="21.95cm" draw:start-shape="id10" draw:start-glue-point="7" draw:end-shape="id12" draw:end-glue-point="4" svg:d="M14750 20100h500v1850" svg:viewBox="0 0 501 1851">
          <text:p/>
        </draw:connector>
        <draw:connector draw:style-name="gr17" draw:text-style-name="P2" xml:id="id13" draw:id="id13" draw:layer="layout" svg:x1="6.25cm" svg:y1="25.25cm" svg:x2="15.25cm" svg:y2="22.95cm" draw:start-shape="id11" draw:start-glue-point="6" draw:end-shape="id12" draw:end-glue-point="6" svg:d="M6250 25250v557h9000v-2857" svg:viewBox="0 0 9001 2858">
          <text:p/>
        </draw:connector>
        <draw:connector draw:style-name="gr22" draw:text-style-name="P2" draw:layer="layout" draw:line-skew="0cm -4.249cm" svg:x1="10.75cm" svg:y1="25.807cm" svg:x2="6.5cm" svg:y2="11.675cm" draw:start-shape="id13" draw:start-glue-point="0" draw:end-shape="id5" draw:end-glue-point="5" svg:d="M10750 25807v518h-9267v-14650h5017" svg:viewBox="0 0 9268 14651">
          <text:p/>
        </draw:connector>
        <draw:custom-shape draw:style-name="gr23" draw:text-style-name="P2" xml:id="id14" draw:id="id14" draw:layer="layout" svg:width="4.25cm" svg:height="1cm" svg:x="8.75cm" svg:y="27.5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2" draw:layer="layout" draw:line-skew="2.731cm 6.849cm" svg:x1="15.5cm" svg:y1="11.675cm" svg:x2="10.875cm" svg:y2="27.5cm" draw:start-shape="id5" draw:start-glue-point="7" draw:end-shape="id14" draw:end-glue-point="4" svg:d="M15500 11675h3250v15075h-7875v750" svg:viewBox="0 0 7876 15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2T23:21:39.682000000</meta:creation-date>
    <dc:date>2024-04-22T23:44:38.677000000</dc:date>
    <meta:editing-duration>PT22M35S</meta:editing-duration>
    <meta:editing-cycles>50</meta:editing-cycles>
    <meta:generator>LibreOffice/7.6.6.3$Windows_X86_64 LibreOffice_project/d97b2716a9a4a2ce1391dee1765565ea469b0ae7</meta:generator>
    <meta:document-statistic meta:object-count="26"/>
  </office:meta>
</office:document-meta>
</file>